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P2" style:family="paragraph" style:parent-style-name="Standard" style:list-style-name="L1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000000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 fo:background-color="#ffff00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 fo:background-color="#ffff00"/>
    </style:style>
    <style:style style:name="T5" style:family="text">
      <style:text-properties fo:font-variant="normal" fo:text-transform="none" fo:color="#000000" style:font-name="Arial" fo:font-size="9.75pt" fo:letter-spacing="normal" fo:font-style="normal" fo:font-weight="normal" fo:background-color="#ffff00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fo:background-color="#ffff00" style:font-size-asian="12pt" style:font-size-complex="12pt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fo:background-color="#ffff00"/>
    </style:style>
    <style:style style:name="T9" style:family="text">
      <style:text-properties fo:font-variant="normal" fo:text-transform="none" fo:color="#000000" fo:letter-spacing="normal" fo:language="ru" fo:country="RU" fo:font-style="normal" fo:font-weight="normal"/>
    </style:style>
    <style:style style:name="T10" style:family="text">
      <style:text-properties fo:font-variant="normal" fo:text-transform="none" fo:color="#000000" fo:letter-spacing="normal" fo:language="ru" fo:country="RU" fo:font-style="normal" fo:font-weight="normal" fo:background-color="#ffff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78489" text:style-name="L1">
        <text:list-item>
          <text:p text:style-name="P2"><text:span text:style-name="T8">Добавить описание раздела.</text:span><text:span text:style-name="T7"> Когда заходишь в верхний раздел,<text:line-break/>выводятся списком подразделы и красткое их описание</text:span></text:p>
          <text:p text:style-name="P2"><text:span text:style-name="T7"><text:line-break/>2) </text:span><text:span text:style-name="T8">В разделе Ваш дом, 1 раздел: Обслуживаемые дома - Ссылкой делаешь<text:line-break/>улицу, а не дома. После этого открывается таблица с номером дома,<text:line-break/>отдельно буква, скачать план, скачать </text:span><text:span text:style-name="T10">ремнонт.</text:span><text:span text:style-name="T8"><text:line-break/>   Так же напиши сверху. 1 шаг. Выберите улицу. 2 шаг. Скачайте нужный документ<text:line-break/>   2 раздел. Планы. Тоже самое только для скачивания доступен только<text:line-break/>столбец планирование. Анологично по ремонту.</text:span><text:span text:style-name="T7"><text:line-break/></text:span></text:p>
          <text:p text:style-name="P2"><text:span text:style-name="T8">3) Когда заходишь в тарифы, ломается меню, не убирается подменю. Так<text:line-break/>же не отмечается раздел тарифы</text:span><text:span text:style-name="T7"><text:line-break/></text:span></text:p>
          <text:p text:style-name="P2"><text:span text:style-name="T8">4) Важная информация на первой странице, в любом из новостных разделах<text:line-break/>ставишь галочку важная информация - она попадает на первую страницу в<text:line-break/>важный раздел</text:span><text:span text:style-name="T7"><text:line-break/></text:span></text:p>
          <text:p text:style-name="P1"><text:span text:style-name="T6">5) Жихненные ситуации. Сделай так. Тоже галочкой - вопрос-ответ. Какой<text:line-break/>пометишь как жизненная ситуация тот и будет выводиться, так же как и<text:line-break/>в важной информации</text:span><text:span text:style-name="T3"><text:line-break/></text:span></text:p>
          <text:p text:style-name="P1"><text:span text:style-name="T3">6) Сделай галочу - отображать или не отображать раздел, так как, не по<text:line-break/>всем разделам данные есть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5M12S</meta:editing-duration>
    <meta:editing-cycles>8</meta:editing-cycles>
    <meta:generator>OpenOffice.org/3.3$Win32 OpenOffice.org_project/330m20$Build-9567</meta:generator>
    <dc:date>2011-05-31T00:50:30.91</dc:date>
    <dc:creator>Иван Харлампенков</dc:creator>
    <meta:document-statistic meta:table-count="0" meta:image-count="0" meta:object-count="0" meta:page-count="1" meta:paragraph-count="6" meta:word-count="156" meta:character-count="1004"/>
    <meta:user-defined meta:name="Info 1"/>
    <meta:user-defined meta:name="Info 2"/>
    <meta:user-defined meta:name="Info 3"/>
    <meta:user-defined meta:name="Info 4"/>
  </office:meta>
</office:document-meta>
</file>